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" svg:font-family="'Droid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2c2c2c" style:font-name="Droid Sans" fo:font-size="10.5pt" fo:letter-spacing="normal" fo:font-style="normal" fo:font-weight="normal"/>
    </style:style>
    <style:style style:name="P3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2c2c2c" style:font-name="Droid Sans" fo:font-size="13.5pt" fo:letter-spacing="normal" fo:font-style="normal" fo:font-weight="bold"/>
    </style:style>
    <style:style style:name="P4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2c2c2c" fo:letter-spacing="normal"/>
    </style:style>
    <style:style style:name="T1" style:family="text">
      <style:text-properties fo:font-variant="normal" fo:text-transform="none" fo:color="#2c2c2c" style:font-name="Droid Sans" fo:font-size="10.5pt" fo:letter-spacing="normal" fo:font-style="normal" fo:font-weight="normal"/>
    </style:style>
    <style:style style:name="T2" style:family="text">
      <style:text-properties fo:font-variant="normal" fo:text-transform="none" fo:color="#efb61c" style:text-line-through-style="none" style:font-name="Droid Sans" fo:font-size="10.5pt" fo:letter-spacing="normal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 addon to the </text:span><text:a xlink:type="simple" xlink:href="https://www.spigotmc.org/resources/trademe-with-api-to-create-custom-trades-1-7-10-1-17-x.7544/" text:style-name="Internet_20_link" text:visited-style-name="Visited_20_Internet_20_Link"><text:span text:style-name="T2">TradeMe plugin by Zrips</text:span></text:a><text:span text:style-name="T1"> that allows you to trade using either </text:span><text:a xlink:type="simple" xlink:href="https://www.spigotmc.org/resources/minevoltgems.97370/" text:style-name="Internet_20_link" text:visited-style-name="Visited_20_Internet_20_Link"><text:span text:style-name="T2">MinevoltGems</text:span></text:a><text:span text:style-name="T1"> or </text:span><text:a xlink:type="simple" xlink:href="https://www.spigotmc.org/resources/✅-》elementalgems-1-8-1-17-gem-shops-upgrades-api-rewards-hex-colors-more-《-✅.80556/" text:style-name="Internet_20_link" text:visited-style-name="Visited_20_Internet_20_Link"><text:span text:style-name="T2">ElementalGems</text:span></text:a><text:span text:style-name="T1">.</text:span></text:p>
      <text:p text:style-name="P2"/>
      <text:p text:style-name="P1"><text:span text:style-name="T1">Obviously requires</text:span><text:a xlink:type="simple" xlink:href="https://www.spigotmc.org/resources/trademe-with-api-to-create-custom-trades-1-7-10-1-17-x.7544/" text:style-name="Internet_20_link" text:visited-style-name="Visited_20_Internet_20_Link"><text:span text:style-name="T2"> TradeMe by Zrips</text:span></text:a><text:span text:style-name="T1"> and </text:span><text:a xlink:type="simple" xlink:href="https://www.spigotmc.org/resources/✅-》elementalgems-1-8-1-17-gem-shops-upgrades-api-rewards-hex-colors-more-《-✅.80556/" text:style-name="Internet_20_link" text:visited-style-name="Visited_20_Internet_20_Link"><text:span text:style-name="T2">ElementalGems</text:span></text:a><text:span text:style-name="T1"> by </text:span><text:a xlink:type="simple" xlink:href="https://www.spigotmc.org/resources/authors/elementalgamingx.396686/" text:style-name="Internet_20_link" text:visited-style-name="Visited_20_Internet_20_Link"><text:span text:style-name="T2">ElementalGamingX</text:span></text:a><text:span text:style-name="T1"> or </text:span><text:a xlink:type="simple" xlink:href="https://www.spigotmc.org/resources/minevoltgems.97370/" text:style-name="Internet_20_link" text:visited-style-name="Visited_20_Internet_20_Link"><text:span text:style-name="T2">MinevoltGems</text:span></text:a></text:p>
      <text:p text:style-name="P2"/>
      <text:p text:style-name="P3">Permissions:</text:p>
      <text:p text:style-name="P2">trademe.gemstrade</text:p>
      <text:p text:style-name="P2"/>
      <text:p text:style-name="P4"><draw:frame draw:style-name="fr1" draw:name="graphics1" text:anchor-type="as-char" svg:width="8.8752in" svg:height="5.2917in" draw:z-index="0"><draw:image xlink:href="https://i.imgur.com/SYmFwsD.jpeg" xlink:type="simple" xlink:show="embed" xlink:actuate="onLoad"/></draw:frame></text:p>
      <text:p text:style-name="P4"><draw:frame draw:style-name="fr1" draw:name="graphics2" text:anchor-type="as-char" svg:width="0.7862in" svg:height="0.3929in" draw:z-index="1"><draw:image xlink:href="https://i.imgur.com/QzWGkE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" svg:font-family="'Droid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0$Win32 OpenOffice.org_project/4110m2$Build-9807</meta:generator>
    <dc:date>2021-11-05T04:54:50.52</dc:date>
    <meta:document-statistic meta:table-count="0" meta:image-count="2" meta:object-count="0" meta:page-count="1" meta:paragraph-count="6" meta:word-count="31" meta:character-count="228"/>
    <dc:creator>Nicolas Shreiner</dc:creator>
    <meta:user-defined meta:name="Info 1"/>
    <meta:user-defined meta:name="Info 2"/>
    <meta:user-defined meta:name="Info 3"/>
    <meta:user-defined meta:name="Info 4"/>
  </office:meta>
</office:document-meta>
</file>